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1" svg:font-family="'JetBrains Mono'" style:font-family-generic="modern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325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3.531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08cm" fo:min-width="2.0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43cm" fo:min-width="2.52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06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111cm" fo:min-width="3.7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931cm" fo:min-width="3.52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726cm" fo:min-width="1.722cm"/>
      <style:paragraph-properties style:writing-mode="lr-tb"/>
    </style:style>
    <style:style style:name="gr33" style:family="graphic" style:parent-style-name="objectwithoutfill">
      <style:graphic-properties draw:marker-end="Arrowheads_20_33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028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marker-end="Arrowheads_20_35" draw:marker-end-width="0.3cm" draw:fill="none" draw:textarea-vertical-align="middle"/>
    </style:style>
    <style:style style:name="gr39" style:family="graphic" style:parent-style-name="objectwithoutfill">
      <style:graphic-properties draw:marker-end="Arrowheads_20_38" draw:marker-end-width="0.3cm" draw:fill="none" draw:textarea-vertical-align="middle"/>
    </style:style>
    <style:style style:name="gr40" style:family="graphic" style:parent-style-name="objectwithoutfill">
      <style:graphic-properties draw:marker-end="Arrowheads_20_43" draw:marker-end-width="0.3cm" draw:fill="none" draw:textarea-vertical-align="middle"/>
    </style:style>
    <style:style style:name="gr41" style:family="graphic" style:parent-style-name="objectwithoutfill">
      <style:graphic-properties draw:marker-end="Arrowheads_20_44" draw:marker-end-width="0.3cm" draw:fill="none" draw:textarea-vertical-align="middle"/>
    </style:style>
    <style:style style:name="gr42" style:family="graphic" style:parent-style-name="objectwithoutfill">
      <style:graphic-properties draw:marker-end="Arrowheads_20_45" draw:marker-end-width="0.3cm" draw:fill="none" draw:textarea-vertical-align="middle"/>
    </style:style>
    <style:style style:name="gr43" style:family="graphic" style:parent-style-name="objectwithoutfill">
      <style:graphic-properties draw:marker-end="Arrowheads_20_46" draw:marker-end-width="0.3cm"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1.482cm" fo:min-width="2.94cm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482cm" fo:min-width="2.925cm"/>
      <style:paragraph-properties style:writing-mode="lr-tb"/>
    </style:style>
    <style:style style:name="gr47" style:family="graphic" style:parent-style-name="objectwithoutfill">
      <style:graphic-properties draw:marker-end="Arrowheads_20_53" draw:marker-end-width="0.3cm" draw:fill="none" draw:textarea-vertical-align="middle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49" style:family="graphic" style:parent-style-name="objectwithoutfill">
      <style:graphic-properties draw:marker-end="Arrowheads_20_55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Long_20_Dash" svg:stroke-color="#000000" draw:marker-end="Arrowheads_20_56" draw:marker-end-width="0.3cm" draw:fill="none" draw:textarea-vertical-align="middle"/>
    </style:style>
    <style:style style:name="gr51" style:family="graphic" style:parent-style-name="objectwithoutfill">
      <style:graphic-properties draw:marker-end="Arrowheads_20_60" draw:marker-end-width="0.3cm" draw:fill="none" draw:textarea-vertical-align="middle"/>
    </style:style>
    <style:style style:name="gr52" style:family="graphic" style:parent-style-name="objectwithoutfill">
      <style:graphic-properties draw:marker-end="Arrowheads_20_61" draw:marker-end-width="0.3cm" draw:fill="none" draw:textarea-vertical-align="middle"/>
    </style:style>
    <style:style style:name="gr53" style:family="graphic" style:parent-style-name="objectwithoutfill">
      <style:graphic-properties draw:marker-end="Arrowheads_20_62" draw:marker-end-width="0.3cm" draw:fill="none" draw:textarea-vertical-align="middle"/>
    </style:style>
    <style:style style:name="gr54" style:family="graphic" style:parent-style-name="objectwithoutfill">
      <style:graphic-properties draw:marker-end="Arrowheads_20_63" draw:marker-end-width="0.3cm" draw:fill="none" draw:textarea-vertical-align="middle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56" style:family="graphic" style:parent-style-name="objectwithoutfill">
      <style:graphic-properties draw:marker-end="Arrowheads_20_64" draw:marker-end-width="0.3cm" draw:fill="none" draw:textarea-vertical-align="middle"/>
    </style:style>
    <style:style style:name="gr57" style:family="graphic" style:parent-style-name="objectwithoutfill">
      <style:graphic-properties draw:marker-end="Arrowheads_20_65" draw:marker-end-width="0.3cm" draw:fill="none" draw:textarea-vertical-align="middle"/>
    </style:style>
    <style:style style:name="gr58" style:family="graphic" style:parent-style-name="standard" style:list-style-name="L1">
      <style:graphic-properties draw:textarea-horizontal-align="justify" draw:textarea-vertical-align="middle" draw:auto-grow-height="false" fo:min-height="0.818cm" fo:min-width="2.025cm"/>
      <style:paragraph-properties style:writing-mode="lr-tb"/>
    </style:style>
    <style:style style:name="gr59" style:family="graphic" style:parent-style-name="objectwithoutfill">
      <style:graphic-properties draw:marker-end="Arrowheads_20_66" draw:marker-end-width="0.3cm" draw:fill="none" draw:textarea-vertical-align="middle"/>
    </style:style>
    <style:style style:name="gr60" style:family="graphic" style:parent-style-name="objectwithoutfill">
      <style:graphic-properties draw:marker-end="Arrowheads_20_6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1" style:font-size-asian="8pt" style:font-name-complex="JetBrains Mono1" style:font-size-complex="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33" loext:opacity="100%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loext:opacity="100%" style:font-name="Liberation Sans1" fo:font-size="8pt" style:font-name-asian="JetBrains Mono1" style:font-size-asian="8pt" style:font-name-complex="JetBrains Mono1" style:font-size-complex="8pt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581cm" svg:y="5.494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618cm" svg:height="2.086cm" svg:x="5.184cm" svg:y="31.38cm">
          <text:p text:style-name="P1"><text:span text:style-name="T1">num_workers_need_assigned</text:span><text:span text:style-name="T2"> </text:span>&gt; N 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881cm" svg:height="1.575cm" svg:x="11.095cm" svg:y="34.545cm">
          <text:p text:style-name="P2"><text:span text:style-name="T3">S</text:span><text:span text:style-name="T3">e</text:span><text:span text:style-name="T3">t </text:span><text:span text:style-name="T2">st</text:span><text:span text:style-name="T2">e</text:span><text:span text:style-name="T2">a</text:span><text:span text:style-name="T2">l</text:span><text:span text:style-name="T2">_</text:span><text:span text:style-name="T2">a</text:span><text:span text:style-name="T2">s</text:span><text:span text:style-name="T2">si</text:span><text:span text:style-name="T2">g</text:span><text:span text:style-name="T2">n </text:span><text:span text:style-name="T2">fl</text:span><text:span text:style-name="T2">a</text:span><text:span text:style-name="T2">g</text:span> False</text:p>
          <text:p text:style-name="P2"><text:span text:style-name="T3">S</text:span><text:span text:style-name="T3">e</text:span><text:span text:style-name="T3">t </text:span><text:span text:style-name="T4">st</text:span><text:span text:style-name="T4">e</text:span><text:span text:style-name="T4">a</text:span><text:span text:style-name="T4">l</text:span><text:span text:style-name="T4">_</text:span><text:span text:style-name="T4">r</text:span><text:span text:style-name="T4">e</text:span><text:span text:style-name="T4">a</text:span><text:span text:style-name="T4">d</text:span><text:span text:style-name="T4">y </text:span><text:span text:style-name="T4">fl</text:span><text:span text:style-name="T4">a</text:span><text:span text:style-name="T4">g</text:span><text:span text:style-name="T3"> </text:span><text:span text:style-name="T3">T</text:span><text:span text:style-name="T3">r</text:span><text:span text:style-name="T3">u</text:span><text:span text:style-name="T3">e</text:span></text:p>
          <text:p text:style-name="P3"><text:span text:style-name="T5">n</text:span><text:span text:style-name="T5">u</text:span><text:span text:style-name="T5">m</text:span><text:span text:style-name="T5">_</text:span><text:span text:style-name="T5">e</text:span><text:span text:style-name="T5">m</text:span><text:span text:style-name="T5">p</text:span><text:span text:style-name="T5">ty</text:span><text:span text:style-name="T5">_</text:span><text:span text:style-name="T5">a</text:span><text:span text:style-name="T5">s</text:span><text:span text:style-name="T5">si</text:span><text:span text:style-name="T5">g</text:span><text:span text:style-name="T5">n </text:span><text:span text:style-name="T6">= </text:span><text:span text:style-name="T6">0</text:span></text:p>
          <text:p text:style-name="P3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_</text:span><text:span text:style-name="T4">st</text:span><text:span text:style-name="T4">e</text:span><text:span text:style-name="T4">a</text:span><text:span text:style-name="T4">l</text:span><text:span text:style-name="T4">_</text:span><text:span text:style-name="T4">r</text:span><text:span text:style-name="T4">a</text:span><text:span text:style-name="T4">t</text:span><text:span text:style-name="T4">e</text:span><text:span text:style-name="T4">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4cm" svg:y1="6.736cm" svg:x2="7.834cm" svg:y2="9.523cm">
          <text:p/>
        </draw:line>
        <draw:custom-shape draw:style-name="gr5" draw:text-style-name="P5" draw:layer="layout" svg:width="4.031cm" svg:height="1.181cm" svg:x="5.559cm" svg:y="28.371cm">
          <text:p text:style-name="P5"><text:span text:style-name="T1">num_</text:span><text:span text:style-name="T1">work</text:span><text:span text:style-name="T1">ers_</text:span><text:span text:style-name="T1">need</text:span><text:span text:style-name="T1">_assi</text:span><text:span text:style-name="T1">gned</text:span></text:p>
          <text:p text:style-name="P5"><text:span text:style-name="T7">+= 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27cm" svg:height="2.086cm" svg:x="6.2cm" svg:y="9.51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844cm" svg:height="1.534cm" svg:x="6.432cm" svg:y="14.212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7cm" svg:height="2.086cm" svg:x="13.412cm" svg:y="13.888cm">
          <text:p text:style-name="P2"><text:span text:style-name="T2">steal_read</text:span><text:span text:style-name="T2">y flag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6.753cm" svg:y1="14.949cm" svg:x2="19.052cm" svg:y2="14.95cm">
          <text:p/>
        </draw:line>
        <draw:custom-shape draw:style-name="gr10" draw:text-style-name="P1" draw:layer="layout" svg:width="3.152cm" svg:height="1.361cm" svg:x="24.279cm" svg:y="14.24cm">
          <text:p text:style-name="P1">Steal and put works</text:p>
          <text:p text:style-name="P1"><text:s/>to <text:span text:style-name="T2">shared queu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7.439cm" svg:y1="14.963cm" svg:x2="28.863cm" svg:y2="14.961cm">
          <text:p/>
        </draw:line>
        <draw:custom-shape draw:style-name="gr11" draw:text-style-name="P2" xml:id="id1" draw:id="id1" draw:layer="layout" svg:width="5.049cm" svg:height="2.714cm" svg:x="32.676cm" svg:y="10.387cm">
          <text:p text:style-name="P2"><text:span text:style-name="T1">num_valid_busy_workers</text:span><text:span text:style-name="T7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37.716cm" svg:y1="11.736cm" svg:x2="39.27cm" svg:y2="11.744cm">
          <text:p/>
        </draw:line>
        <draw:custom-shape draw:style-name="gr12" draw:text-style-name="P1" draw:layer="layout" svg:width="4.387cm" svg:height="1.361cm" svg:x="39.275cm" svg:y="11.003cm">
          <text:p text:style-name="P1"><text:span text:style-name="T3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595cm" svg:x1="35.201cm" svg:y1="10.387cm" svg:x2="7.835cm" svg:y2="9.51cm" draw:start-shape="id1" draw:start-glue-point="4" draw:end-shape="id2" draw:end-glue-point="4" svg:d="M35201 10387v-1973h-27366v1096" svg:viewBox="0 0 27367 1974">
          <text:p/>
        </draw:connector>
        <draw:frame draw:style-name="gr14" draw:text-style-name="P6" draw:layer="layout" svg:width="1.215cm" svg:height="0.658cm" svg:x="37.539cm" svg:y="10.912cm">
          <draw:text-box>
            <text:p>Yes</text:p>
          </draw:text-box>
        </draw:frame>
        <draw:frame draw:style-name="gr14" draw:text-style-name="P6" draw:layer="layout" svg:width="1.215cm" svg:height="0.658cm" svg:x="34.04cm" svg:y="9.759cm">
          <draw:text-box>
            <text:p>No</text:p>
          </draw:text-box>
        </draw:frame>
        <draw:custom-shape draw:style-name="gr15" draw:text-style-name="P1" xml:id="id5" draw:id="id5" draw:layer="layout" svg:width="3.027cm" svg:height="1.593cm" svg:x="20.484cm" svg:y="31.698cm">
          <text:p text:style-name="P1"><text:span text:style-name="T3">Wait for </text:span></text:p>
          <text:p text:style-name="P1"><text:span text:style-name="T2">assign_ready flag</text:span> 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804cm" svg:height="1.593cm" svg:x="31.585cm" svg:y="31.749cm">
          <text:p text:style-name="P7"><text:span text:style-name="T8">Assig</text:span><text:span text:style-name="T8">n to </text:span><text:span text:style-name="T8">this </text:span><text:span text:style-name="T8">worke</text:span><text:span text:style-name="T8">r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0.181cm" svg:y1="32.49cm" svg:x2="31.585cm" svg:y2="32.513cm">
          <text:p/>
        </draw:line>
        <draw:custom-shape draw:style-name="gr18" draw:text-style-name="P2" xml:id="id9" draw:id="id9" draw:layer="layout" svg:width="8.507cm" svg:height="2.086cm" svg:x="36.816cm" svg:y="27.914cm">
          <text:p text:style-name="P2"><text:span text:style-name="T4">num_assigned_worker </text:span><text:span text:style-name="T9">== </text:span></text:p>
          <text:p text:style-name="P2"><text:span text:style-name="T1">num_workers_need_assigned</text:span><text:span text:style-name="T3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4" draw:layer="layout" svg:x1="41.083cm" svg:y1="31.75cm" svg:x2="41.063cm" svg:y2="29.999cm">
          <text:p/>
        </draw:line>
        <draw:line draw:style-name="gr20" draw:text-style-name="P4" draw:layer="layout" svg:x1="41.03cm" svg:y1="27.889cm" svg:x2="41.022cm" svg:y2="26.091cm">
          <text:p/>
        </draw:line>
        <draw:frame draw:style-name="gr21" draw:text-style-name="P9" xml:id="id12" draw:id="id12" draw:layer="layout" svg:width="4.299cm" svg:height="1.319cm" svg:x="38.87cm" svg:y="14.144cm">
          <draw:text-box>
            <text:p text:style-name="P8">Number of stole works</text:p>
            <text:p text:style-name="P8"><text:span text:style-name="T10">should </text:span><text:span text:style-name="T10">equal to</text:span></text:p>
            <text:p text:style-name="P8">Number of assigned works</text:p>
          </draw:text-box>
        </draw:frame>
        <draw:line draw:style-name="gr22" draw:text-style-name="P4" draw:layer="layout" svg:x1="40.949cm" svg:y1="12.382cm" svg:x2="40.987cm" svg:y2="14.033cm">
          <text:p/>
        </draw:line>
        <draw:custom-shape draw:style-name="gr23" draw:text-style-name="P1" draw:layer="layout" svg:width="2.624cm" svg:height="0.942cm" svg:x="11.883cm" svg:y="25.3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215cm" svg:height="0.658cm" svg:x="9.784cm" svg:y="31.866cm">
          <draw:text-box>
            <text:p>No</text:p>
          </draw:text-box>
        </draw:frame>
        <draw:frame draw:style-name="gr14" draw:text-style-name="P6" draw:layer="layout" svg:width="1.215cm" svg:height="0.658cm" svg:x="6.168cm" svg:y="34.131cm">
          <draw:text-box>
            <text:p>Yes</text:p>
          </draw:text-box>
        </draw:frame>
        <draw:custom-shape draw:style-name="gr24" draw:text-style-name="P1" xml:id="id17" draw:id="id17" draw:layer="layout" svg:width="4.002cm" svg:height="1.079cm" svg:x="5.559cm" svg:y="22.266cm">
          <text:p text:style-name="P1"><text:span text:style-name="T3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482cm" svg:y1="23.357cm" svg:x2="7.483cm" svg:y2="24.774cm">
          <text:p/>
        </draw:line>
        <draw:connector draw:style-name="gr26" draw:text-style-name="P4" draw:layer="layout" svg:x1="7.493cm" svg:y1="33.466cm" svg:x2="11.095cm" svg:y2="35.332cm" draw:start-shape="id3" draw:start-glue-point="6" draw:end-shape="id4" draw:end-glue-point="3" svg:d="M7493 33466v1866h3602" svg:viewBox="0 0 3603 1867">
          <text:p/>
        </draw:connector>
        <draw:line draw:style-name="gr27" draw:text-style-name="P4" draw:layer="layout" svg:x1="9.826cm" svg:y1="32.447cm" svg:x2="20.441cm" svg:y2="32.473cm">
          <text:p/>
        </draw:line>
        <draw:connector draw:style-name="gr28" draw:text-style-name="P4" draw:layer="layout" draw:line-skew="0.663cm" svg:x1="15.976cm" svg:y1="35.332cm" svg:x2="21.997cm" svg:y2="33.291cm" draw:end-shape="id5" draw:end-glue-point="2" svg:d="M15976 35332v-107h6021v-1934" svg:viewBox="0 0 6022 2042">
          <text:p/>
        </draw:connector>
        <draw:custom-shape draw:style-name="gr29" draw:text-style-name="P5" xml:id="id7" draw:id="id7" draw:layer="layout" svg:width="4.29cm" svg:height="1.361cm" svg:x="28.901cm" svg:y="14.246cm">
          <text:p text:style-name="P5"><text:span text:style-name="T1">num_valid_busy_workers </text:span><text:span text:style-name="T7">-= 1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xml:id="id15" draw:id="id15" draw:layer="layout" svg:width="4.346cm" svg:height="1.593cm" svg:x="38.765cm" svg:y="31.722cm">
          <text:p text:style-name="P3"><text:span text:style-name="T5">num</text:span><text:span text:style-name="T5">_ass</text:span><text:span text:style-name="T5">igne</text:span><text:span text:style-name="T5">d_w</text:span><text:span text:style-name="T5">orke</text:span><text:span text:style-name="T5">rs</text:span><text:span text:style-name="T8"> += </text:span><text:span text:style-name="T8">1</text:span></text:p>
          <text:p text:style-name="P3"><text:span text:style-name="T5">num</text:span><text:span text:style-name="T5">_vali</text:span><text:span text:style-name="T5">d_b</text:span><text:span text:style-name="T5">usy_</text:span><text:span text:style-name="T5">work</text:span><text:span text:style-name="T5">ers</text:span><text:span text:style-name="T8"> </text:span><text:span text:style-name="T8">+=1</text:span></text:p>
          <text:p text:style-name="P3"><text:span text:style-name="T11">num</text:span><text:span text:style-name="T11">_cur</text:span><text:span text:style-name="T11">rent</text:span><text:span text:style-name="T11">_idle</text:span><text:span text:style-name="T11">_wor</text:span><text:span text:style-name="T11">kers</text:span><text:span text:style-name="T12">-</text:span><text:span text:style-name="T12">=1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6.389cm" svg:y1="32.46cm" svg:x2="38.741cm" svg:y2="32.437cm">
          <text:p/>
        </draw:line>
        <draw:frame draw:style-name="gr14" draw:text-style-name="P6" draw:layer="layout" svg:width="1.215cm" svg:height="0.658cm" svg:x="39.23cm" svg:y="26.938cm">
          <draw:text-box>
            <text:p>Yes</text:p>
          </draw:text-box>
        </draw:frame>
        <draw:frame draw:style-name="gr14" draw:text-style-name="P6" draw:layer="layout" svg:width="1.215cm" svg:height="0.658cm" svg:x="45.521cm" svg:y="25.923cm">
          <draw:text-box>
            <text:p>No</text:p>
          </draw:text-box>
        </draw:frame>
        <draw:custom-shape draw:style-name="gr31" draw:text-style-name="P5" xml:id="id8" draw:id="id8" draw:layer="layout" svg:width="4.023cm" svg:height="1.181cm" svg:x="5.651cm" svg:y="17.003cm">
          <text:p text:style-name="P5"><text:span text:style-name="T1">num</text:span><text:span text:style-name="T1">_curr</text:span><text:span text:style-name="T1">ent_i</text:span><text:span text:style-name="T1">dle_</text:span><text:span text:style-name="T1">work</text:span><text:span text:style-name="T1">ers </text:span><text:span text:style-name="T13">+= 1</text:span></text:p>
          <text:p text:style-name="P5"><text:span text:style-name="T1">num</text:span><text:span text:style-name="T1">_vali</text:span><text:span text:style-name="T1">d_bu</text:span><text:span text:style-name="T1">sy_w</text:span><text:span text:style-name="T1">orker</text:span><text:span text:style-name="T1">s</text:span><text:span text:style-name="T14"> -= </text:span><text:span text:style-name="T14">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563cm" svg:y1="18.199cm" svg:x2="7.563cm" svg:y2="19.314cm">
          <text:p/>
        </draw:line>
        <draw:custom-shape draw:style-name="gr32" draw:text-style-name="P3" draw:layer="layout" svg:width="4.442cm" svg:height="1.95cm" svg:x="5.234cm" svg:y="24.73cm">
          <text:p text:style-name="P3"><text:span text:style-name="T1">Terminate</text:span><text:span text:style-name="T15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691cm" svg:y1="25.742cm" svg:x2="11.857cm" svg:y2="25.736cm">
          <text:p/>
        </draw:line>
        <draw:frame draw:style-name="gr14" draw:text-style-name="P6" draw:layer="layout" svg:width="1.215cm" svg:height="0.658cm" svg:x="10.18cm" svg:y="25.044cm">
          <draw:text-box>
            <text:p>Yes</text:p>
          </draw:text-box>
        </draw:frame>
        <draw:line draw:style-name="gr33" draw:text-style-name="P4" draw:layer="layout" svg:x1="7.475cm" svg:y1="26.7cm" svg:x2="7.482cm" svg:y2="28.362cm">
          <text:p/>
        </draw:line>
        <draw:frame draw:style-name="gr34" draw:text-style-name="P6" draw:layer="layout" svg:width="1.215cm" svg:height="0.607cm" svg:x="6.377cm" svg:y="26.627cm">
          <draw:text-box>
            <text:p>No</text:p>
          </draw:text-box>
        </draw:frame>
        <draw:custom-shape draw:style-name="gr35" draw:text-style-name="P10" xml:id="id6" draw:id="id6" draw:layer="layout" svg:width="3.27cm" svg:height="2.086cm" svg:x="19.023cm" svg:y="13.906cm">
          <text:p text:style-name="P10"><text:span text:style-name="T16">queue_len &gt;=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1.215cm" svg:height="0.658cm" svg:x="22.715cm" svg:y="14.193cm">
          <draw:text-box>
            <text:p>Yes</text:p>
          </draw:text-box>
        </draw:frame>
        <draw:connector draw:style-name="gr36" draw:text-style-name="P4" draw:layer="layout" svg:x1="20.658cm" svg:y1="15.992cm" svg:x2="31.046cm" svg:y2="15.607cm" draw:start-shape="id6" draw:start-glue-point="6" draw:end-shape="id7" draw:end-glue-point="2" svg:d="M20658 15992v502h10388v-887" svg:viewBox="0 0 10389 888">
          <text:p/>
        </draw:connector>
        <draw:frame draw:style-name="gr14" draw:text-style-name="P6" draw:layer="layout" svg:width="1.215cm" svg:height="0.658cm" svg:x="15.003cm" svg:y="12.807cm">
          <draw:text-box>
            <text:p>No</text:p>
          </draw:text-box>
        </draw:frame>
        <draw:custom-shape draw:style-name="gr2" draw:text-style-name="P1" xml:id="id13" draw:id="id13" draw:layer="layout" svg:width="4.618cm" svg:height="2.086cm" svg:x="25.585cm" svg:y="31.443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4" draw:layer="layout" svg:x1="23.483cm" svg:y1="32.477cm" svg:x2="25.599cm" svg:y2="32.477cm">
          <text:p/>
        </draw:line>
        <draw:frame draw:style-name="gr14" draw:text-style-name="P6" draw:layer="layout" svg:width="1.215cm" svg:height="0.658cm" svg:x="26.688cm" svg:y="33.745cm">
          <draw:text-box>
            <text:p>Yes</text:p>
          </draw:text-box>
        </draw:frame>
        <draw:frame draw:style-name="gr14" draw:text-style-name="P6" draw:layer="layout" svg:width="1.215cm" svg:height="0.658cm" svg:x="30.043cm" svg:y="31.567cm">
          <draw:text-box>
            <text:p>No</text:p>
          </draw:text-box>
        </draw:frame>
        <draw:connector draw:style-name="gr38" draw:text-style-name="P4" draw:layer="layout" svg:x1="33.191cm" svg:y1="14.926cm" svg:x2="35.201cm" svg:y2="13.101cm" draw:start-shape="id7" draw:start-glue-point="1" draw:end-shape="id1" draw:end-glue-point="6" svg:d="M33191 14926h2010v-1825" svg:viewBox="0 0 2011 1826">
          <text:p/>
        </draw:connector>
        <draw:frame draw:style-name="gr14" draw:text-style-name="P6" draw:layer="layout" svg:width="1.215cm" svg:height="0.658cm" svg:x="17.659cm" svg:y="14.061cm">
          <draw:text-box>
            <text:p>Yes</text:p>
          </draw:text-box>
        </draw:frame>
        <draw:line draw:style-name="gr39" draw:text-style-name="P4" draw:layer="layout" svg:x1="22.317cm" svg:y1="14.954cm" svg:x2="24.301cm" svg:y2="14.954cm">
          <text:p/>
        </draw:line>
        <draw:line draw:style-name="gr40" draw:text-style-name="P4" draw:layer="layout" svg:x1="7.841cm" svg:y1="11.618cm" svg:x2="7.871cm" svg:y2="14.195cm">
          <text:p/>
        </draw:line>
        <draw:connector draw:style-name="gr41" draw:text-style-name="P4" draw:layer="layout" draw:line-skew="-0.863cm" svg:x1="6.2cm" svg:y1="10.553cm" svg:x2="5.651cm" svg:y2="17.593cm" draw:start-shape="id2" draw:start-glue-point="5" draw:end-shape="id8" draw:end-glue-point="3" svg:d="M6200 10553h-1914v7040h1365" svg:viewBox="0 0 1915 7041">
          <text:p/>
        </draw:connector>
        <draw:frame draw:style-name="gr14" draw:text-style-name="P6" draw:layer="layout" svg:width="1.215cm" svg:height="0.658cm" svg:x="4.704cm" svg:y="9.346cm">
          <draw:text-box>
            <text:p>Yes</text:p>
          </draw:text-box>
        </draw:frame>
        <draw:frame draw:style-name="gr34" draw:text-style-name="P6" draw:layer="layout" svg:width="1.215cm" svg:height="0.607cm" svg:x="8.045cm" svg:y="12cm">
          <draw:text-box>
            <text:p>No</text:p>
          </draw:text-box>
        </draw:frame>
        <draw:line draw:style-name="gr42" draw:text-style-name="P4" draw:layer="layout" svg:x1="15.05cm" svg:y1="13.891cm" svg:x2="15.042cm" svg:y2="8.427cm">
          <text:p/>
        </draw:line>
        <draw:line draw:style-name="gr43" draw:text-style-name="P4" draw:layer="layout" svg:x1="9.299cm" svg:y1="14.94cm" svg:x2="13.36cm" svg:y2="14.94cm">
          <text:p/>
        </draw:line>
        <draw:custom-shape draw:style-name="gr44" draw:text-style-name="P8" xml:id="id10" draw:id="id10" draw:layer="layout" svg:width="3.44cm" svg:height="1.732cm" svg:x="45.333cm" svg:y="20.442cm">
          <text:p text:style-name="P8">Wait for</text:p>
          <text:p text:style-name="P8"><text:span text:style-name="T2">assi</text:span><text:span text:style-name="T2">gn_</text:span><text:span text:style-name="T2">don</text:span><text:span text:style-name="T2">e</text:span> flag</text:p>
          <draw:enhanced-geometry svg:viewBox="0 0 21600 21600" draw:type="rectangle" draw:enhanced-path="M 0 0 L 21600 0 21600 21600 0 21600 0 0 Z N"/>
        </draw:custom-shape>
        <draw:line draw:style-name="gr45" draw:text-style-name="P4" draw:layer="layout" svg:x1="7.519cm" svg:y1="29.578cm" svg:x2="7.509cm" svg:y2="31.379cm">
          <text:p/>
        </draw:line>
        <draw:custom-shape draw:style-name="gr46" draw:text-style-name="P8" draw:layer="layout" svg:width="3.425cm" svg:height="1.732cm" svg:x="39.099cm" svg:y="16.798cm">
          <text:p text:style-name="P8">Set </text:p>
          <text:p text:style-name="P8"><text:span text:style-name="T2">assign_done</text:span> flag</text:p>
          <draw:enhanced-geometry svg:viewBox="0 0 21600 21600" draw:type="rectangle" draw:enhanced-path="M 0 0 L 21600 0 21600 21600 0 21600 0 0 Z N"/>
        </draw:custom-shape>
        <draw:connector draw:style-name="gr47" draw:text-style-name="P4" draw:layer="layout" svg:x1="45.323cm" svg:y1="28.957cm" svg:x2="47.053cm" svg:y2="22.174cm" draw:start-shape="id9" draw:start-glue-point="7" draw:end-shape="id10" draw:end-glue-point="2" svg:d="M45323 28957h1730v-6783" svg:viewBox="0 0 1731 6784">
          <text:p/>
        </draw:connector>
        <draw:custom-shape draw:style-name="gr48" draw:text-style-name="P11" xml:id="id11" draw:id="id11" draw:layer="layout" svg:width="6.927cm" svg:height="2.217cm" svg:x="37.451cm" svg:y="20.154cm">
          <text:p text:style-name="P11"><text:span text:style-name="T11">num_valid_busy_</text:span><text:span text:style-name="T11">workers</text:span><text:span text:style-name="T12"> = </text:span><text:span text:style-name="T12">num_workers - </text:span></text:p>
          <text:p text:style-name="P12"><text:span text:style-name="T11">num_current_idle_</text:span><text:span text:style-name="T11">workers</text:span></text:p>
          <text:p text:style-name="P12"><text:span text:style-name="T17">Set</text:span><text:span text:style-name="T5"> assign_ready </text:span><text:span text:style-name="T5">flag <text:s/></text:span><text:span text:style-name="T17">False</text:span></text:p>
          <text:p text:style-name="P12"><text:span text:style-name="T17">Reset others</text:span></text:p>
          <text:p text:style-name="P12"><text:span text:style-name="T8">Set </text:span><text:span text:style-name="T5">steal_assign </text:span><text:span text:style-name="T5">flag </text:span><text:span text:style-name="T17">True</text:span></text:p>
          <text:p text:style-name="P12"><text:span text:style-name="T18"/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40.812cm" svg:y1="20.141cm" svg:x2="40.803cm" svg:y2="18.525cm">
          <text:p/>
        </draw:line>
        <draw:connector draw:style-name="gr50" draw:text-style-name="P4" draw:layer="layout" draw:line-skew="-0.396cm" svg:x1="37.451cm" svg:y1="21.262cm" svg:x2="38.87cm" svg:y2="14.803cm" draw:start-shape="id11" draw:start-glue-point="3" draw:end-shape="id12" draw:end-glue-point="3" svg:d="M37451 21262h-898v-6459h2317" svg:viewBox="0 0 2318 6460">
          <text:p/>
        </draw:connector>
        <draw:connector draw:style-name="gr51" draw:text-style-name="P4" draw:layer="layout" draw:line-skew="-5.76cm" svg:x1="47.053cm" svg:y1="20.442cm" svg:x2="35.205cm" svg:y2="8.394cm" draw:start-shape="id10" draw:start-glue-point="0" svg:d="M47053 20442v-12034h-11848v-14" svg:viewBox="0 0 11849 12049">
          <text:p/>
        </draw:connector>
        <draw:line draw:style-name="gr52" draw:text-style-name="P4" draw:layer="layout" svg:x1="42.497cm" svg:y1="17.628cm" svg:x2="47.009cm" svg:y2="17.628cm">
          <text:p/>
        </draw:line>
        <draw:custom-shape draw:style-name="gr30" draw:text-style-name="P3" xml:id="id14" draw:id="id14" draw:layer="layout" svg:width="4.346cm" svg:height="1.593cm" svg:x="31.766cm" svg:y="34.163cm">
          <text:p text:style-name="P3"><text:span text:style-name="T5">num_empty_assign</text:span><text:span text:style-name="T8"> += 1</text:span>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svg:x1="27.894cm" svg:y1="33.529cm" svg:x2="31.766cm" svg:y2="34.959cm" draw:start-shape="id13" draw:start-glue-point="6" draw:end-shape="id14" draw:end-glue-point="3" svg:d="M27894 33529v1430h3872" svg:viewBox="0 0 3873 1431">
          <text:p/>
        </draw:connector>
        <draw:connector draw:style-name="gr54" draw:text-style-name="P4" draw:layer="layout" svg:x1="36.112cm" svg:y1="34.959cm" svg:x2="40.938cm" svg:y2="33.315cm" draw:start-shape="id14" draw:start-glue-point="1" draw:end-shape="id15" draw:end-glue-point="2" svg:d="M36112 34959h4826v-1644" svg:viewBox="0 0 4827 1645">
          <text:p/>
        </draw:connector>
        <draw:custom-shape draw:style-name="gr55" draw:text-style-name="P2" draw:layer="layout" svg:width="8.507cm" svg:height="2.086cm" svg:x="36.772cm" svg:y="24.012cm">
          <text:p text:style-name="P3"><text:span text:style-name="T5">num_empty_assign </text:span><text:span text:style-name="T6">==</text:span></text:p>
          <text:p text:style-name="P3"><text:span text:style-name="T4">num_assigned_worker </text:span><text:span text:style-name="T19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2.624cm" svg:height="0.942cm" svg:x="30.679cm" svg:y="24.68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4" draw:layer="layout" svg:x1="36.79cm" svg:y1="25.069cm" svg:x2="33.298cm" svg:y2="25.095cm">
          <text:p/>
        </draw:line>
        <draw:frame draw:style-name="gr14" draw:text-style-name="P6" draw:layer="layout" svg:width="1.215cm" svg:height="0.658cm" svg:x="34.705cm" svg:y="24.273cm">
          <draw:text-box>
            <text:p>Yes</text:p>
          </draw:text-box>
        </draw:frame>
        <draw:line draw:style-name="gr57" draw:text-style-name="P4" draw:layer="layout" svg:x1="41.04cm" svg:y1="24.033cm" svg:x2="41.04cm" svg:y2="22.402cm">
          <text:p/>
        </draw:line>
        <draw:frame draw:style-name="gr14" draw:text-style-name="P6" draw:layer="layout" svg:width="1.215cm" svg:height="0.658cm" svg:x="41.37cm" svg:y="22.849cm">
          <draw:text-box>
            <text:p>No</text:p>
          </draw:text-box>
        </draw:frame>
        <draw:custom-shape draw:style-name="gr58" draw:text-style-name="P2" draw:layer="layout" svg:width="5.049cm" svg:height="2.136cm" svg:x="5.041cm" svg:y="19.266cm">
          <text:p text:style-name="P2"><text:span text:style-name="T1">num_valid_busy_work</text:span><text:span text:style-name="T1">ers</text:span><text:span text:style-name="T7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0.051cm" svg:y1="20.351cm" svg:x2="11.605cm" svg:y2="20.359cm">
          <text:p/>
        </draw:line>
        <draw:custom-shape draw:style-name="gr12" draw:text-style-name="P1" xml:id="id16" draw:id="id16" draw:layer="layout" svg:width="4.387cm" svg:height="1.361cm" svg:x="11.61cm" svg:y="19.618cm">
          <text:p text:style-name="P1"><text:span text:style-name="T3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line draw:style-name="gr59" draw:text-style-name="P4" draw:layer="layout" svg:x1="7.555cm" svg:y1="21.402cm" svg:x2="7.555cm" svg:y2="22.225cm">
          <text:p/>
        </draw:line>
        <draw:connector draw:style-name="gr60" draw:text-style-name="P4" draw:layer="layout" svg:x1="13.803cm" svg:y1="20.979cm" svg:x2="9.561cm" svg:y2="22.805cm" draw:start-shape="id16" draw:start-glue-point="2" draw:end-shape="id17" draw:end-glue-point="1" svg:d="M13803 20979v1826h-4242" svg:viewBox="0 0 4243 1827">
          <text:p/>
        </draw:connector>
        <draw:frame draw:style-name="gr14" draw:text-style-name="P6" draw:layer="layout" svg:width="1.215cm" svg:height="0.658cm" svg:x="10.055cm" svg:y="19.518cm">
          <draw:text-box>
            <text:p>Yes</text:p>
          </draw:text-box>
        </draw:frame>
        <draw:frame draw:style-name="gr34" draw:text-style-name="P6" draw:layer="layout" svg:width="1.215cm" svg:height="0.607cm" svg:x="6.223cm" svg:y="21.40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1" svg:font-family="'JetBrains Mono'" style:font-family-generic="modern"/>
    <style:font-face style:name="FreeSans1" svg:font-family="FreeSans" style:font-family-generic="modern" style:font-pitch="variable"/>
    <style:font-face style:name="JetBrains Mono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0T09:56:19.914191913</meta:creation-date>
    <meta:editing-cycles>73</meta:editing-cycles>
    <meta:editing-duration>P1DT19H13M56S</meta:editing-duration>
    <dc:date>2021-08-31T14:06:10.045822254</dc:date>
    <meta:generator>LibreOffice/7.1.5.2$Linux_X86_64 LibreOffice_project/c18cfcb0f8824ad4ef2fc2ec0bd004713f8a9d14</meta:generator>
    <meta:document-statistic meta:object-count="87"/>
  </office:meta>
</office:document-meta>
</file>